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ch14lev1sec4"/>Working with Closures</text:h>
      <text:p text:style-name="Text_20_body">One of the most important, albeit abstract JavaScript concepts is the <text:span text:style-name="Emphasis">closure</text:span>. You’ll come across different ways of describing closures, but I think it’s easiest to think of a closure as a function call with a memory. In other words, a closure is a function tied to the scope in which it was created. This means that a closure function can make use of the variables that existed (in the same scope) when the function was created.</text:p>
      <text:p text:style-name="Text_20_body">Loosely speaking, you <text:span text:style-name="Emphasis">might</text:span> have a closure situation when:</text:p>
      <text:p text:style-name="Text_20_body">• One function is defined within another</text:p>
      <text:p text:style-name="Text_20_body">• The inner function references variables that exist in the outer function (including the outer function’s parameters)</text:p>
      <text:p text:style-name="Text_20_body">• The inner function will be called after the outer function has stopped executing</text:p>
      <text:p text:style-name="Text_20_body">Let’s look at an example to better explain this: The <text:span text:style-name="Source_20_Text">tasks.js</text:span> script just defined has a closure in it. The key components of the onload anonymous function are:</text:p>
      <text:p text:style-name="Text_20_body">window.onload = function() {<text:line-break/>    // Setup variables, including tasks.<text:line-break/>    document.getElementById('theForm').onsubmit = function() {<text:line-break/>        tasks.push(t);<text:line-break/>    };<text:line-break/>};</text:p>
      <text:p text:style-name="Text_20_body">The onload function will only be called once: when the page loads. That function defines some variables, including the <text:span text:style-name="Source_20_Text">tasks</text:span> array. In a normal, non-closure situation, function variables are no longer available once the function execution has completed. This means that without a closure, the <text:span text:style-name="Source_20_Text">tasks</text:span> array will cease to exist after the onload function has executed all its commands.</text:p>
      <text:p text:style-name="Text_20_body"><text:bookmark text:name="page_542"/>The closure is created by defining another function within that outer onload function. All closures require that one function be defined within another. The inner function, which handles the form submission, will be called any number of times, but always after the outer function has finished executing (<text:a xlink:type="simple" xlink:href="http://proquest.safaribooksonline.com.ezproxy.uvu.edu/9780132905848/ch14lev1sec4#ch14fig09"><text:span text:style-name="Strong_20_Emphasis">Figure 14.9</text:span></text:a>).</text:p>
      <text:p text:style-name="Text_20_body"><text:bookmark text:name="ch14fig09"/></text:p>
      <text:p text:style-name="Text_20_body">Figure 14.9. Form submissions will invoke one function defined within another function that has long since stopped executing.</text:p>
      <text:p text:style-name="Text_20_body">Because the onsubmit function will be called after the onload function has finished executing, and because the onload function has variables with the same scope as the onsubmit function, JavaScript retains those variables after the onload function has completed, creating a closure. Thanks to the closure, the onsubmit function can make use of <text:span text:style-name="Source_20_Text">tasks</text:span>, because the variable is kept alive. This is the hallmark of a closure: the local variables that were available to the function when the function was defined are still available to that function even when it is called at a later time. The closure creates a persistent but still locally scoped variable.</text:p>
      <text:p text:style-name="Text_20_body">A variation on this same script created in <text:a xlink:type="simple" xlink:href="http://proquest.safaribooksonline.com.ezproxy.uvu.edu/9780132905848/ch07#ch07_ch07">Chapter 7</text:a> also had a closure, this time using an immediately invoked function:</text:p>
      <text:p text:style-name="Text_20_body">(function(){<text:line-break/>    var tasks = []; <text:line-break/>    function addTask() { <text:line-break/>        // Use tasks.<text:line-break/>    }<text:line-break/>    function init() {<text:line-break/><text:bookmark text:name="page_543"/><text:soft-page-break/><text:line-break/>        document.getElementById('theForm').onsubmit = addTask;<text:line-break/>    } <text:line-break/>    window.onload = init;<text:line-break/>})();</text:p>
      <text:p text:style-name="Text_20_body">The outermost anonymous JavaScript function is executed as soon as JavaScript encounters it. Within that function is a variable, <text:span text:style-name="Source_20_Text">tasks</text:span>, which exists in the local scope. The <text:span text:style-name="Source_20_Text">addTask()</text:span> function will be called every time the form is submitted, which will always come after this immediately invoked anonymous function has stopped running. Again a closure is created, with the <text:span text:style-name="Source_20_Text">addTask()</text:span> function retaining access to the <text:span text:style-name="Source_20_Text">tasks</text:span> variable.</text:p>
      <text:p text:style-name="Text_20_body">In a moment I’ll walk through another closure example, but I want to highlight one common point of confusion first. As explained, a key feature of closure functions is that they have access to the local variables that existed (in the same scope) when the closure was defined. The trick is that the closure will have access to the value of the variable at the time of the closure function <text:span text:style-name="Emphasis">call</text:span>, not its definition. For example, this next onload function is a closure with access to the <text:span text:style-name="Source_20_Text">i</text:span> variable:</text:p>
      <text:p text:style-name="Text_20_body">(function() {<text:line-break/>    var i = 1;<text:line-break/>    window.onload = function() {<text:line-break/>       alert(i); // 2, not 1<text:line-break/>    }<text:line-break/>    i = 2;<text:line-break/>})();</text:p>
      <text:p text:style-name="Text_20_body">When the inner function is defined, <text:span text:style-name="Source_20_Text">i</text:span> is initially assigned a value of 1. By the time the inner function is called—in this case, after the outer immediately invoked function has terminated—<text:span text:style-name="Source_20_Text">i</text:span> will have a value of 2, which is what will be alerted.</text:p>
      <text:p text:style-name="Text_20_body">This problem most commonly arises when closures are created within a loop. For example, say you want to add a click handler to every link in a page. The click handler will then do something with the link that was clicked. You might think you could do this:</text:p>
      <text:p text:style-name="Text_20_body"><text:bookmark text:name="page_544"/>function someFunction() {<text:line-break/>    var links = document.getElementsByTagName('a');<text:line-break/>    for (var i = 0, count = links.length; i &lt; count; i++) {<text:line-break/>        links[i].onclick = function() {<text:line-break/>            // Use links[i] (but this will not work).<text:line-break/>            return false;<text:line-break/>        }<text:line-break/>    }<text:line-break/>}</text:p>
      <text:p text:style-name="Text_20_body">What you would find is that <text:span text:style-name="Source_20_Text">links[i]</text:span> within the onclick function always returns <text:span text:style-name="Source_20_Text">undefined</text:span>. To discover why, let’s assume there are two links. The <text:span text:style-name="Source_20_Text">for</text:span> loop would be executed twice, successfully adding a click handler to each link. Then the loop terminates when <text:span text:style-name="Source_20_Text">i</text:span> becomes 2, which is greater than the length of the <text:span text:style-name="Source_20_Text">links</text:span> array. When you click on one of the links, because of the closure, the onclick anonymous function will still be able to access <text:span text:style-name="Source_20_Text">i</text:span>, but its value will be 2, which is the last value that the variable had.</text:p>
      <text:p text:style-name="Text_20_body">There are more advanced uses of closures, most notably involving situations in which one function returns another function. But the topic itself is difficult enough to grasp that I’m choosing to start with the most accessible uses, specifically related to event handling. For another example of a closure, the following script will use a timer. Timers, by their very nature, have functions that are defined at one time but executed at another (see <text:a xlink:type="simple" xlink:href="http://proquest.safaribooksonline.com.ezproxy.uvu.edu/9780132905848/ch09#ch09_ch09">Chapter 9</text:a>, JavaScript and the Browser, for more on <text:soft-page-break/>timers). The following example will use a timer and a closure to create a fader, which changes the opacity of an element from 100 percent to 0 percent to fade it out gradually.</text:p>
      <text:p text:style-name="Text_20_body">For the HTML page, to be named <text:span text:style-name="Source_20_Text">fader.html</text:span>, you can create any visible element with an <text:span text:style-name="Source_20_Text">id</text:span> value of <text:span text:style-name="Emphasis">target</text:span>. It doesn’t matter whether the element is a paragraph of text or an image. However, you do need to add this CSS to your page, in order for Internet Explorer to recognize changes in this opacity:</text:p>
      <text:p text:style-name="Text_20_body">#target { zoom: 1; }</text:p>
      <text:p text:style-name="Text_20_body">The HTML page should include the <text:span text:style-name="Source_20_Text">fader.js</text:span> script, to be defined in the following steps.</text:p>
      <text:p text:style-name="Text_20_body"><text:bookmark text:name="page_545"/><text:span text:style-name="Strong_20_Emphasis">To use a closure to create a fader:</text:span></text:p>
      <text:p text:style-name="Text_20_body"><text:span text:style-name="Strong_20_Emphasis">1.</text:span> Create a new JavaScript file in your text editor or IDE, to be named <text:span text:style-name="Source_20_Text">fader.js</text:span>.</text:p>
      <text:p text:style-name="Text_20_body"><text:span text:style-name="Strong_20_Emphasis">2.</text:span> Begin defining an onload anonymous function:</text:p>
      <text:p text:style-name="Text_20_body">window.onload = function() {<text:line-break/>    'use strict';<text:line-break/>    var target = document.getElementById('target');</text:p>
      <text:p text:style-name="Text_20_body">The outer function first gets a reference to the target element.</text:p>
      <text:p text:style-name="Text_20_body"><text:span text:style-name="Strong_20_Emphasis">3.</text:span> Set the initial opacity:</text:p>
      <text:p text:style-name="Text_20_body">var opacity = 100;</text:p>
      <text:p text:style-name="Text_20_body">The opacity begins at 100 (i.e., percent), and will be decreased within the fader function.</text:p>
      <text:p text:style-name="Text_20_body"><text:span text:style-name="Strong_20_Emphasis">4.</text:span> Begin defining the <text:span text:style-name="Source_20_Text">setInterval()</text:span> function:</text:p>
      <text:p text:style-name="Text_20_body">var fader = setInterval(function() { <text:line-break/>    opacity -= 10;</text:p>
      <text:p text:style-name="Text_20_body">The <text:span text:style-name="Source_20_Text">setInterval()</text:span> function takes a function as its first argument. This function, which will be called repeatedly after the outer, anonymous onload function terminates, will be a closure, with access to the <text:span text:style-name="Source_20_Text">target</text:span> and <text:span text:style-name="Source_20_Text">opacity</text:span> variables.</text:p>
      <text:p text:style-name="Text_20_body">Within the function, the opacity is reduced by 10, so that each invocation of the function dims the target even more.</text:p>
      <text:p text:style-name="Text_20_body"><text:span text:style-name="Strong_20_Emphasis">5.</text:span> If the opacity is greater than or equal to 0, change the opacity style:</text:p>
      <text:p text:style-name="Text_20_body">if (opacity &gt;= 0) {<text:line-break/>    if (typeof target.style.opacity == 'string') {<text:line-break/>        target.style.opacity = (opacity/100);<text:line-break/>    } else {<text:line-break/>        target.style.filter = 'alpha(opacity=' + opacity + ')';<text:line-break/>    }</text:p>
      <text:p text:style-name="Text_20_body"><text:bookmark text:name="page_546"/>First, the opacity should only be changed if <text:span text:style-name="Source_20_Text">opacity</text:span> is a positive number. Once the opacity becomes a negative number, the process should stop (in the next step).</text:p>
      <text:p text:style-name="Text_20_body">To change the opacity, one has to use either the <text:span text:style-name="Source_20_Text">style.opacity</text:span> or the <text:span text:style-name="Source_20_Text">style.filter</text:span> property of the target element, depending upon the browser (see a CSS reference for more details, if needed). For the former, the opacity value needs to be a decimal, so <text:span text:style-name="Source_20_Text">opacity</text:span> is divided by 100.</text:p>
      <text:p text:style-name="Text_20_body">Note that although closures have access to the last known value of a variable (the common problem explained earlier), the value of <text:span text:style-name="Source_20_Text">opacity</text:span> is changed <text:span text:style-name="Emphasis">within</text:span> this closure function, meaning its value is retained from function call to function call.</text:p>
      <text:p text:style-name="Text_20_body"><text:span text:style-name="Strong_20_Emphasis">6.</text:span> If <text:span text:style-name="Source_20_Text">opacity</text:span> is not greater than or equal to 0, stop the timer:</text:p>
      <text:p text:style-name="Text_20_body"><text:soft-page-break/>} else {<text:line-break/>    clearInterval(fader);<text:line-break/>}</text:p>
      <text:p text:style-name="Text_20_body"><text:span text:style-name="Strong_20_Emphasis">7.</text:span> Complete the timer:</text:p>
      <text:p text:style-name="Text_20_body">}, 100);</text:p>
      <text:p text:style-name="Text_20_body">The anonymous function will be called every 100 milliseconds.</text:p>
      <text:p text:style-name="Text_20_body"><text:span text:style-name="Strong_20_Emphasis">8.</text:span> Complete the onload anonymous function:</text:p>
      <text:p text:style-name="Text_20_body">};</text:p>
      <text:p text:style-name="Text_20_body"><text:span text:style-name="Strong_20_Emphasis">9.</text:span> Save the file as <text:span text:style-name="Source_20_Text">fader.js</text:span>, in a <text:span text:style-name="Source_20_Text">js</text:span> directory next to <text:span text:style-name="Source_20_Text">fader.html</text:span>, and test it in your Web browser.</text:p>
      <text:p text:style-name="Text_20_body">There’s no point to providing an image for this example, since it’s quite hard to demonstrate animation in a boo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1S</meta:editing-duration>
    <meta:editing-cycles>3</meta:editing-cycles>
    <meta:generator>OpenOffice/4.0.0$Win32 OpenOffice.org_project/400m3$Build-9702</meta:generator>
    <dc:date>2014-09-18T21:58:35.48</dc:date>
    <meta:document-statistic meta:table-count="0" meta:image-count="0" meta:object-count="0" meta:page-count="4" meta:paragraph-count="51" meta:word-count="1422" meta:character-count="8620"/>
    <dc:creator>Zack Austin</dc:creator>
    <meta:user-defined meta:name="Info 1"/>
    <meta:user-defined meta:name="Info 2"/>
    <meta:user-defined meta:name="Info 3"/>
    <meta:user-defined meta:name="Info 4"/>
  </office:meta>
</office:document-meta>
</file>